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P1" style:family="paragraph" style:parent-style-name="Text_20_body" style:list-style-name="L1">
      <style:paragraph-properties fo:margin-left="0.5in" fo:margin-right="0in" fo:text-indent="0in" style:auto-text-indent="false" fo:margin-top="0in" fo:margin-bottom="0in"/>
    </style:style>
    <style:style style:name="P2" style:family="paragraph" style:parent-style-name="Text_20_body" style:list-style-name="L2">
      <style:paragraph-properties fo:margin-left="0.5in" fo:margin-right="0in" fo:text-indent="0in" style:auto-text-indent="false" fo:margin-top="0in" fo:margin-bottom="0in"/>
    </style:style>
  </office:automatic-styles>
  <office:body>
    <office:text>
      <text:h text:style-name="Title">Hong Minhee --- Résumé</text:h>
      <text:h text:style-name="Heading_20_1" text:outline-level="1">Personal Details</text:h>
      <text:p text:style-name="Definition_20_Term">Email</text:p>
      <text:p text:style-name="Definition_20_Definition"><text:a xlink:type="simple" xlink:href="mailto:minhee+resume@dahlia.kr" office:name=""><text:span text:style-name="Definition">minhee+resume@dahlia.kr</text:span></text:a></text:p>
      <text:p text:style-name="Definition_20_Term">Website</text:p>
      <text:p text:style-name="Definition_20_Definition"><text:a xlink:type="simple" xlink:href="http://dahlia.kr/" office:name=""><text:span text:style-name="Definition">http://dahlia.kr/</text:span></text:a></text:p>
      <text:p text:style-name="Definition_20_Term">Phone</text:p>
      <text:p text:style-name="Definition_20_Definition">+82 10-3229-7392</text:p>
      <text:h text:style-name="Heading_20_1" text:outline-level="1">Summary</text:h>
      <text:p text:style-name="Definition_20_Term">Interests</text:p>
      <text:list text:style-name="L1">
        <text:list-item>
          <text:p text:style-name="P1">Free and open source software.</text:p>
        </text:list-item>
        <text:list-item>
          <text:p text:style-name="P1">Network programming: implementing asynchronous event driven servers and clients.</text:p>
        </text:list-item>
        <text:list-item>
          <text:p text:style-name="P1">Domain-specific languages, minimal scripting languages: implementing parsers, evaluators, and compilers.</text:p>
        </text:list-item>
        <text:list-item>
          <text:p text:style-name="P1">Technical writing: in particular, documenting large legacy code base, technical blogging.</text:p>
        </text:list-item>
        <text:list-item>
          <text:p text:style-name="P1">Project setting: e.g. choosing appropriate technology for the job, effectively maintaining conventions, continuous integration.</text:p>
        </text:list-item>
      </text:list>
      <text:p text:style-name="Definition_20_Term">Skills</text:p>
      <text:list text:style-name="L2">
        <text:list-item>
          <text:p text:style-name="P2">Languages: Python, C/C++, Java, JavaScript, PHP, SQL, bash</text:p>
        </text:list-item>
        <text:list-item>
          <text:p text:style-name="P2">Web Frameworks: Flask, Werkzeug, Jinja, Django, Rails, LESS/SCSS</text:p>
        </text:list-item>
        <text:list-item>
          <text:p text:style-name="P2">XML Technologies: SAX, DOM, XPath, XSLT, lxml, libxml</text:p>
        </text:list-item>
        <text:list-item>
          <text:p text:style-name="P2">Databases: PostgreSQL, Oracle, Redis, Memcached, SQLite, MySQL, SQLAlchemy</text:p>
        </text:list-item>
        <text:list-item>
          <text:p text:style-name="P2">Network Programming Libraries: gevent, eventlet, Tornado</text:p>
        </text:list-item>
        <text:list-item>
          <text:p text:style-name="P2">Web Servers: Nginx, Apache</text:p>
        </text:list-item>
        <text:list-item>
          <text:p text:style-name="P2">Tools: Vim, Git, Mercurial (including internal API), Subversion</text:p>
        </text:list-item>
      </text:list>
      <text:h text:style-name="Heading_20_1" text:outline-level="1">Education</text:h>
      <text:p text:style-name="Definition_20_Term">2004--2007 Sunrin Internet High School</text:p>
      <text:h text:style-name="Heading_20_1" text:outline-level="1">Mentoring</text:h>
      <text:p text:style-name="First_20_paragraph">2010-- Mentor of <text:a xlink:type="simple" xlink:href="http://swmaestro.kr/" office:name=""><text:span text:style-name="Definition">Software Maestro</text:span></text:a> program by the <text:a xlink:type="simple" xlink:href="http://www.mke.go.kr/" office:name=""><text:span text:style-name="Definition">Ministry of Knowledge Economy, Republic of Korea</text:span></text:a>.</text:p>
      <text:p text:style-name="Definition_20_Term">2007, 2008</text:p>
      <text:p text:style-name="Definition_20_Definition">Mentor of <text:a xlink:type="simple" xlink:href="http://woc.openmaru.com/" office:name=""><text:span text:style-name="Definition">Winter of Code</text:span></text:a>.</text:p>
      <text:h text:style-name="Heading_20_1" text:outline-level="1">Employment</text:h>
      <text:p text:style-name="Definition_20_Term">2014-- <text:a xlink:type="simple" xlink:href="http://www.spoqa.com/" office:name=""><text:span text:style-name="Definition">Spoqa</text:span></text:a></text:p>
      <text:p text:style-name="Definition_20_Definition">Maintained <text:a xlink:type="simple" xlink:href="http://dodopoint.com/" office:name=""><text:span text:style-name="Definition">Dodo</text:span></text:a>, an extremely simple iPad based customer loyalty and marketing platform for local merchants and stores. Merchants can market to customers via the Dodo platform when they check in with their phone number at the counter.</text:p>
      <text:p text:style-name="Definition_20_Definition">Backend server. [Technologies: Python, <text:a xlink:type="simple" xlink:href="http://flask.pocoo.org/" office:name=""><text:span text:style-name="Definition">Flask</text:span></text:a>, <text:a xlink:type="simple" xlink:href="http://sqlalchemy.org/" office:name=""><text:span text:style-name="Definition">SQLAlchemy</text:span></text:a>, <text:a xlink:type="simple" xlink:href="http://www.celeryproject.org/" office:name=""><text:span text:style-name="Definition">Celery</text:span></text:a>, <text:a xlink:type="simple" xlink:href="http://postgresql.org/" office:name=""><text:span text:style-name="Definition">PostgreSQL</text:span></text:a>, <text:a xlink:type="simple" xlink:href="http://redis.io/" office:name=""><text:span text:style-name="Definition">Redis</text:span></text:a>, <text:a xlink:type="simple" xlink:href="http://fabfile.org/" office:name=""><text:span text:style-name="Definition">Fabric</text:span></text:a>, Linux]</text:p>
      <text:p text:style-name="Definition_20_Term">2013 <text:a xlink:type="simple" xlink:href="http://beatpacking.com/" office:name=""><text:span text:style-name="Definition">The Beatpacking Company</text:span></text:a></text:p>
      <text:p text:style-name="Definition_20_Definition">Built <text:a xlink:type="simple" xlink:href="https://play.google.com/store/apps/details?id=com.beatpacking.beat" office:name=""><text:span text:style-name="Definition">Beat</text:span></text:a>, and Android music player app that helps you not only to listen to music on your smartphone, but to make playlists on your own by finding your favorite songs.</text:p>
      <text:p text:style-name="Definition_20_Definition">Android application. [Technologies: Java, Android, <text:a xlink:type="simple" xlink:href="http://maven.apache.org/" office:name=""><text:span text:style-name="Definition">Maven</text:span></text:a>]</text:p>
      <text:p text:style-name="Definition_20_Definition">Backend server. [Technologies: Python, <text:a xlink:type="simple" xlink:href="http://flask.pocoo.org/" office:name=""><text:span text:style-name="Definition">Flask</text:span></text:a>, <text:a xlink:type="simple" xlink:href="http://sqlalchemy.org/" office:name=""><text:span text:style-name="Definition">SQLAlchemy</text:span></text:a>, <text:a xlink:type="simple" xlink:href="http://www.celeryproject.org/" office:name=""><text:span text:style-name="Definition">Celery</text:span></text:a>, <text:a xlink:type="simple" xlink:href="http://postgresql.org/" office:name=""><text:span text:style-name="Definition">PostgreSQL</text:span></text:a>, <text:a xlink:type="simple" xlink:href="http://redis.io/" office:name=""><text:span text:style-name="Definition">Redis</text:span></text:a>, <text:a xlink:type="simple" xlink:href="http://fabfile.org/" office:name=""><text:span text:style-name="Definition">Fabric</text:span></text:a>, Linux, <text:a xlink:type="simple" xlink:href="http://aws.amazon.com/" office:name=""><text:span text:style-name="Definition">Amazon Web Services</text:span></text:a> (<text:a xlink:type="simple" xlink:href="http://aws.amazon.com/ec2/" office:name=""><text:span text:style-name="Definition">EC2</text:span></text:a>, <text:a xlink:type="simple" xlink:href="http://aws.amazon.com/s3/" office:name=""><text:span text:style-name="Definition">S3</text:span></text:a>, <text:a xlink:type="simple" xlink:href="https://aws.amazon.com/sqs/" office:name=""><text:span text:style-name="Definition">SQS</text:span></text:a>, <text:a xlink:type="simple" xlink:href="https://aws.amazon.com/elasticache/" office:name=""><text:span text:style-name="Definition">ElastiCache</text:span></text:a>, <text:a xlink:type="simple" xlink:href="http://aws.amazon.com/route53/" office:name=""><text:span text:style-name="Definition">Route 53</text:span></text:a>, <text:a xlink:type="simple" xlink:href="http://aws.amazon.com/cloudfront/" office:name=""><text:span text:style-name="Definition">CloudFront</text:span></text:a>)]</text:p>
      <text:p text:style-name="Definition_20_Term">2012--2013 <text:a xlink:type="simple" xlink:href="http://crosspop.in/" office:name=""><text:span text:style-name="Definition">Crosspop</text:span></text:a></text:p>
      <text:p text:style-name="Definition_20_Definition">Crosspop is a social platform where anyone can enjoy creating comics/mangas, share and browse them, and connect with other artists and enthusiasts.</text:p>
      <text:p text:style-name="Definition_20_Definition">Self-employed as a founder. [Technologies: Python, <text:a xlink:type="simple" xlink:href="http://flask.pocoo.org/" office:name=""><text:span text:style-name="Definition">Flask</text:span></text:a>, <text:a xlink:type="simple" xlink:href="http://sqlalchemy.org/" office:name=""><text:span text:style-name="Definition">SQLAlchemy</text:span></text:a>, <text:a xlink:type="simple" xlink:href="http://www.celeryproject.org/" office:name=""><text:span text:style-name="Definition">Celery</text:span></text:a>, <text:a xlink:type="simple" xlink:href="http://postgresql.org/" office:name=""><text:span text:style-name="Definition">PostgreSQL</text:span></text:a>, <text:a xlink:type="simple" xlink:href="http://memcached.org/" office:name=""><text:span text:style-name="Definition">Memcached</text:span></text:a>, jQuery, <text:a xlink:type="simple" xlink:href="http://sass-lang.com/" office:name=""><text:span text:style-name="Definition">SCSS</text:span></text:a>, <text:a xlink:type="simple" xlink:href="http://fabfile.org/" office:name=""><text:span text:style-name="Definition">Fabric</text:span></text:a>, Linux, <text:a xlink:type="simple" xlink:href="http://aws.amazon.com/" office:name=""><text:span text:style-name="Definition">Amazon Web Services</text:span></text:a> (<text:a xlink:type="simple" xlink:href="http://aws.amazon.com/ec2/" office:name=""><text:span text:style-name="Definition">EC2</text:span></text:a>, <text:a xlink:type="simple" xlink:href="http://aws.amazon.com/s3/" office:name=""><text:span text:style-name="Definition">S3</text:span></text:a>, <text:a xlink:type="simple" xlink:href="https://aws.amazon.com/sqs/" office:name=""><text:span text:style-name="Definition">SQS</text:span></text:a>, <text:a xlink:type="simple" xlink:href="https://aws.amazon.com/elasticache/" office:name=""><text:span text:style-name="Definition">ElastiCache</text:span></text:a>, <text:a xlink:type="simple" xlink:href="https://aws.amazon.com/ses/" office:name=""><text:span text:style-name="Definition">SES</text:span></text:a>, <text:a xlink:type="simple" xlink:href="http://aws.amazon.com/route53/" office:name=""><text:span text:style-name="Definition">Route 53</text:span></text:a>, <text:a xlink:type="simple" xlink:href="http://aws.amazon.com/cloudfront/" office:name=""><text:span text:style-name="Definition">CloudFront</text:span></text:a>)]</text:p>
      <text:p text:style-name="Definition_20_Term">2012 <text:a xlink:type="simple" xlink:href="http://www.tipforest.com/" office:name=""><text:span text:style-name="Definition">Tipforest</text:span></text:a></text:p>
      <text:p text:style-name="Definition_20_Definition">Tipforest is a collaboratively edited open database project.</text:p>
      <text:p text:style-name="Definition_20_Definition">Worked as programmer. [Technologies: Python, <text:a xlink:type="simple" xlink:href="http://www.djangoproject.com/" office:name=""><text:span text:style-name="Definition">Django</text:span></text:a>, <text:a xlink:type="simple" xlink:href="http://jinja.pocoo.org/" office:name=""><text:span text:style-name="Definition">Jinja</text:span></text:a>, <text:a xlink:type="simple" xlink:href="http://postgresql.org/" office:name=""><text:span text:style-name="Definition">PostgreSQL</text:span></text:a>, <text:a xlink:type="simple" xlink:href="http://heroku.com/" office:name=""><text:span text:style-name="Definition">Heroku</text:span></text:a>]</text:p>
      <text:p text:style-name="Definition_20_Term">2011--2012 <text:a xlink:type="simple" xlink:href="https://stylesha.re/" office:name=""><text:span text:style-name="Definition">StyleShare</text:span></text:a></text:p>
      <text:p text:style-name="Definition_20_Definition">StyleShare is a social network service for fashion lovers.</text:p>
      <text:p text:style-name="Definition_20_Definition">Worked as CTO. [Technologies: Python, <text:a xlink:type="simple" xlink:href="http://flask.pocoo.org/" office:name=""><text:span text:style-name="Definition">Flask</text:span></text:a>, <text:a xlink:type="simple" xlink:href="http://sqlalchemy.org/" office:name=""><text:span text:style-name="Definition">SQLAlchemy</text:span></text:a>, <text:a xlink:type="simple" xlink:href="http://www.celeryproject.org/" office:name=""><text:span text:style-name="Definition">Celery</text:span></text:a>, <text:a xlink:type="simple" xlink:href="http://gevent.org/" office:name=""><text:span text:style-name="Definition">gevent</text:span></text:a>, <text:a xlink:type="simple" xlink:href="http://postgresql.org/" office:name=""><text:span text:style-name="Definition">PostgreSQL</text:span></text:a>, <text:a xlink:type="simple" xlink:href="http://www.rabbitmq.com/" office:name=""><text:span text:style-name="Definition">RabbitMQ</text:span></text:a>, <text:a xlink:type="simple" xlink:href="http://memcached.org/" office:name=""><text:span text:style-name="Definition">Memcached</text:span></text:a>, <text:a xlink:type="simple" xlink:href="http://redis.io/" office:name=""><text:span text:style-name="Definition">Redis</text:span></text:a>, jQuery, <text:a xlink:type="simple" xlink:href="http://sass-lang.com/" office:name=""><text:span text:style-name="Definition">SCSS</text:span></text:a>, <text:a xlink:type="simple" xlink:href="http://fabfile.org/" office:name=""><text:span text:style-name="Definition">Fabric</text:span></text:a>, Linux, <text:a xlink:type="simple" xlink:href="http://aws.amazon.com/" office:name=""><text:span text:style-name="Definition">Amazon Web Services</text:span></text:a> (<text:a xlink:type="simple" xlink:href="http://aws.amazon.com/ec2/" office:name=""><text:span text:style-name="Definition">EC2</text:span></text:a>, <text:a xlink:type="simple" xlink:href="http://aws.amazon.com/s3/" office:name=""><text:span text:style-name="Definition">S3</text:span></text:a>, <text:a xlink:type="simple" xlink:href="http://aws.amazon.com/route53/" office:name=""><text:span text:style-name="Definition">Route 53</text:span></text:a>, <text:a xlink:type="simple" xlink:href="http://aws.amazon.com/cloudfront/" office:name=""><text:span text:style-name="Definition">CloudFront</text:span></text:a>)]</text:p>
      <text:p text:style-name="Definition_20_Term">2011 <text:a xlink:type="simple" xlink:href="http://www.olaworks.com/" office:name=""><text:span text:style-name="Definition">Olaworks</text:span></text:a></text:p>
      <text:p text:style-name="Definition_20_Definition">Olaworks is a computer vision based company that focuses on facial recognition technology/service.</text:p>
      <text:p text:style-name="Definition_20_Definition">Maintained <text:a xlink:type="simple" xlink:href="http://www.scansearch.com/" office:name=""><text:span text:style-name="Definition">ScanSearch</text:span></text:a>, a social network service based on augmented reality technology. [Technologies: PHP, MySQL, Linux]</text:p>
      <text:p text:style-name="Definition_20_Term">2010 <text:a xlink:type="simple" xlink:href="http://www.cdnetworks.com/" office:name=""><text:span text:style-name="Definition">CDNetworks</text:span></text:a></text:p>
      <text:p text:style-name="Definition_20_Definition">CDNetworks provides technology, network infrastructure and customer services for the delivery of Internet content and applications.</text:p>
      <text:p text:style-name="Definition_20_Definition">Set and maintained a distributed and scalable monitoring system that manages about a million server nodes of CDNetworks. [Technologies: Python, <text:a xlink:type="simple" xlink:href="http://fallabs.com/tokyocabinet/" office:name=""><text:span text:style-name="Definition">Tokyo Cabinet</text:span></text:a>, <text:a xlink:type="simple" xlink:href="http://postgresql.org/" office:name=""><text:span text:style-name="Definition">PostgreSQL</text:span></text:a>, Linux]</text:p>
      <text:p text:style-name="Definition_20_Term">2007--2010 Lunant</text:p>
      <text:p text:style-name="Definition_20_Definition">Set and maintained <text:a xlink:type="simple" xlink:href="http://vlaah.com/" office:name=""><text:span text:style-name="Definition">VLAAH</text:span></text:a>, a social network service for discovering, sharing and utilizing opinions. [Iteration: 1st, Technologies: PHP, <text:a xlink:type="simple" xlink:href="http://postgresql.org/" office:name=""><text:span text:style-name="Definition">PostgreSQL</text:span></text:a>, PL/pgSQL, <text:a xlink:type="simple" xlink:href="http://memcached.org/" office:name=""><text:span text:style-name="Definition">Memcached</text:span></text:a>, <text:a xlink:type="simple" xlink:href="http://mootools.net/" office:name=""><text:span text:style-name="Definition">MooTools</text:span></text:a>, Linux] [Iteration: 2nd, Technologies: Python, <text:a xlink:type="simple" xlink:href="http://sqlalchemy.org/" office:name=""><text:span text:style-name="Definition">SQLAlchemy</text:span></text:a>, <text:a xlink:type="simple" xlink:href="http://werkzeug.pocoo.org/" office:name=""><text:span text:style-name="Definition">Werkzeug</text:span></text:a>, <text:a xlink:type="simple" xlink:href="http://jinja.pocoo.org/" office:name=""><text:span text:style-name="Definition">Jinja</text:span></text:a>, <text:a xlink:type="simple" xlink:href="http://postgresql.org/" office:name=""><text:span text:style-name="Definition">PostgreSQL</text:span></text:a>, PL/pgSQL, <text:a xlink:type="simple" xlink:href="http://memcached.org/" office:name=""><text:span text:style-name="Definition">Memcached</text:span></text:a>, jQuery, Linux]</text:p>
      <text:p text:style-name="Definition_20_Definition">Set and maintained Hantweet, a service that helps Korean users to tweet texts through SMS. [Technologies: Ruby, Rails, MySQL, Java, Linux, <text:a xlink:type="simple" xlink:href="http://heroku.com/" office:name=""><text:span text:style-name="Definition">Heroku</text:span></text:a>]</text:p>
      <text:p text:style-name="Definition_20_Term">2007--2010 <text:a xlink:type="simple" xlink:href="http://kr.nielsen.com/" office:name=""><text:span text:style-name="Definition">Nielsen Korea</text:span></text:a></text:p>
      <text:p text:style-name="Definition_20_Definition">Nielsen Company is a global marketing and advertising research company.</text:p>
      <text:p text:style-name="Definition_20_Definition">Maintained <text:a xlink:type="simple" xlink:href="http://koreanclick.com/" office:name=""><text:span text:style-name="Definition">KoreanClick</text:span></text:a> which provides measurement and analysis of online audiences, advertising, video, consumer-generated media, commerce and consumer behavior. [Technologies: PHP, Oracle, Pro*C, PL/SQL, <text:a xlink:type="simple" xlink:href="http://memcached.org/" office:name=""><text:span text:style-name="Definition">Memcached</text:span></text:a>, <text:a xlink:type="simple" xlink:href="http://mootools.net/" office:name=""><text:span text:style-name="Definition">MooTools</text:span></text:a>, HP-UX]</text:p>
      <text:p text:style-name="Definition_20_Definition">Maintained <text:a xlink:type="simple" xlink:href="http://searchian.com/" office:name=""><text:span text:style-name="Definition">Searchian</text:span></text:a> which provides keyword suggestion for search marketing, analysis of keyword advertising platforms and measurement of keyword usage. [Technologies: Python, <text:a xlink:type="simple" xlink:href="http://sqlalchemy.org/" office:name=""><text:span text:style-name="Definition">SQLAlchemy</text:span></text:a>, <text:a xlink:type="simple" xlink:href="http://www.tornadoweb.org/" office:name=""><text:span text:style-name="Definition">Tornado</text:span></text:a>, <text:a xlink:type="simple" xlink:href="http://jinja.pocoo.org/" office:name=""><text:span text:style-name="Definition">Jinja</text:span></text:a>, Oracle, PL/SQL, jQuery, Linux]</text:p>
      <text:p text:style-name="Definition_20_Definition">Worked as a substitute of mandatory military service.</text:p>
      <text:p text:style-name="Definition_20_Term">2006--2007 <text:a xlink:type="simple" xlink:href="http://www.olaworks.com/" office:name=""><text:span text:style-name="Definition">Olaworks</text:span></text:a></text:p>
      <text:p text:style-name="Definition_20_Definition">Maintained Olalog, a photo sharing social network service based on facial recognition technology. [Iteration: 1st, Technologies: Ruby, Rails, <text:a xlink:type="simple" xlink:href="http://postgresql.org/" office:name=""><text:span text:style-name="Definition">PostgreSQL</text:span></text:a>, <text:a xlink:type="simple" xlink:href="http://prototypejs.org/" office:name=""><text:span text:style-name="Definition">Prototype</text:span></text:a>, <text:a xlink:type="simple" xlink:href="http://script.aculo.us/" office:name=""><text:span text:style-name="Definition">scriptaaculouus</text:span></text:a>, Linux] [Iteration: 2nd, Technologies: PHP, MySQL, <text:a xlink:type="simple" xlink:href="http://prototypejs.org/" office:name=""><text:span text:style-name="Definition">Prototype</text:span></text:a>, <text:a xlink:type="simple" xlink:href="http://script.aculo.us/" office:name=""><text:span text:style-name="Definition">scriptaaculouus</text:span></text:a>, Linux]</text:p>
      <text:p text:style-name="Definition_20_Definition">Retired to do liability for military service.</text:p>
      <text:h text:style-name="Heading_20_1" text:outline-level="1">Open Source Projects</text:h>
      <text:p text:style-name="Definition_20_Term">2013-- <text:a xlink:type="simple" xlink:href="http://earthreader.org/" office:name=""><text:span text:style-name="Definition">Earth Reader</text:span></text:a></text:p>
      <text:p text:style-name="Definition_20_Definition">News reader that is possible to run on various devices and be synchronized without any particular centralized proprietary services.</text:p>
      <text:p text:style-name="Definition_20_Term">2012-- <text:a xlink:type="simple" xlink:href="https://github.com/crosspop/asuka" office:name=""><text:span text:style-name="Definition">Asuka</text:span></text:a></text:p>
      <text:p text:style-name="Definition_20_Definition">Deployment system for Python web apps using GitHub and <text:a xlink:type="simple" xlink:href="http://aws.amazon.com/" office:name=""><text:span text:style-name="Definition">Amazon Web Services</text:span></text:a>.</text:p>
      <text:p text:style-name="Definition_20_Term">2012-- <text:a xlink:type="simple" xlink:href="https://github.com/dahlia/libsass-python" office:name=""><text:span text:style-name="Definition">libsass-python</text:span></text:a></text:p>
      <text:p text:style-name="Definition_20_Definition"><text:a xlink:type="simple" xlink:href="http://sass-lang.com/" office:name=""><text:span text:style-name="Definition">SCSS</text:span></text:a> for Python.</text:p>
      <text:p text:style-name="Definition_20_Term">2012-- <text:a xlink:type="simple" xlink:href="https://github.com/dahlia/sider" office:name=""><text:span text:style-name="Definition">Sider</text:span></text:a></text:p>
      <text:p text:style-name="Definition_20_Definition">Persistent object library based on Redis.</text:p>
      <text:p text:style-name="Definition_20_Term">2011-- <text:a xlink:type="simple" xlink:href="http://dahlia.github.com/wand/" office:name=""><text:span text:style-name="Definition">Wand</text:span></text:a></text:p>
      <text:p text:style-name="Definition_20_Definition"><text:span text:style-name="T1">ctypes</text:span>-based simple <text:a xlink:type="simple" xlink:href="http://www.imagemagick.org/" office:name=""><text:span text:style-name="Definition">ImageMagick</text:span></text:a> (a widely-used image processing library) binding for Python.</text:p>
      <text:p text:style-name="Definition_20_Term">2011 <text:a xlink:type="simple" xlink:href="http://dahlia.bitbucket.org/futureutils/" office:name=""><text:span text:style-name="Definition">futureutils</text:span></text:a></text:p>
      <text:p text:style-name="Definition_20_Definition">Python module that introduces futures and promises (theoretical concepts of concurrent programming) into iterators and generators.</text:p>
      <text:p text:style-name="Definition_20_Term">2009--2010 <text:a xlink:type="simple" xlink:href="https://github.com/dahlia/lisphp" office:name=""><text:span text:style-name="Definition">Lisphp</text:span></text:a></text:p>
      <text:p text:style-name="Definition_20_Definition">Lisp dialect written in PHP.</text:p>
      <text:p text:style-name="First_20_paragraph">The above list contains only representative projects founded by me. My detailed open source activities can be found in my <text:a xlink:type="simple" xlink:href="https://github.com/dahlia" office:name=""><text:span text:style-name="Definition">GitHub</text:span></text:a> and <text:a xlink:type="simple" xlink:href="http://bitbucket.org/dahlia" office:name=""><text:span text:style-name="Definition">Bitbucket</text:span></text:a>.</text:p>
      <text:h text:style-name="Heading_20_1" text:outline-level="1">Other Activities</text:h>
      <text:p text:style-name="Definition_20_Term">2008--</text:p>
      <text:p text:style-name="Definition_20_Definition">Founder of <text:a xlink:type="simple" xlink:href="http://www.langdev.org/" office:name=""><text:span text:style-name="Definition">LangDev</text:span></text:a>, a forum for programming language designers and compiler implement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ng Minhee --- Résumé</dc:title>
  </office:meta>
</office:document-meta>
</file>